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Temperatura</text:p>
          </table:table-cell>
          <table:table-cell office:value-type="string">
            <text:p>Czas</text:p>
          </table:table-cell>
          <table:table-cell office:value-type="string">
            <text:p>Ustawienia</text:p>
          </table:table-cell>
        </table:table-row>
        <table:table-row table:style-name="ro1">
          <table:table-cell office:value-type="string">
            <text:p>zdobienie</text:p>
          </table:table-cell>
          <table:table-cell office:value-type="string">
            <text:p>krotki</text:p>
          </table:table-cell>
          <table:table-cell office:value-type="string">
            <text:p>wolno</text:p>
          </table:table-cell>
        </table:table-row>
        <table:table-row table:style-name="ro2">
          <table:table-cell office:value-type="string">
            <text:p>zdobienie</text:p>
          </table:table-cell>
          <table:table-cell office:value-type="string">
            <text:p>sredni</text:p>
          </table:table-cell>
          <table:table-cell office:value-type="string">
            <text:p>szybko</text:p>
          </table:table-cell>
        </table:table-row>
        <table:table-row table:style-name="ro2">
          <table:table-cell office:value-type="string">
            <text:p>zdobienie</text:p>
          </table:table-cell>
          <table:table-cell office:value-type="string">
            <text:p>dlugi</text:p>
          </table:table-cell>
          <table:table-cell office:value-type="string">
            <text:p>bszybko</text:p>
          </table:table-cell>
        </table:table-row>
        <table:table-row table:style-name="ro2">
          <table:table-cell office:value-type="string">
            <text:p>kryjaca</text:p>
          </table:table-cell>
          <table:table-cell office:value-type="string">
            <text:p>krotki</text:p>
          </table:table-cell>
          <table:table-cell office:value-type="string">
            <text:p>srednio</text:p>
          </table:table-cell>
        </table:table-row>
        <table:table-row table:style-name="ro2">
          <table:table-cell office:value-type="string">
            <text:p>kryjaca</text:p>
          </table:table-cell>
          <table:table-cell office:value-type="string">
            <text:p>sredni</text:p>
          </table:table-cell>
          <table:table-cell office:value-type="string">
            <text:p>szybko</text:p>
          </table:table-cell>
        </table:table-row>
        <table:table-row table:style-name="ro2">
          <table:table-cell office:value-type="string">
            <text:p>kryjaca</text:p>
          </table:table-cell>
          <table:table-cell office:value-type="string">
            <text:p>dlugi</text:p>
          </table:table-cell>
          <table:table-cell office:value-type="string">
            <text:p>szybko</text:p>
          </table:table-cell>
        </table:table-row>
        <table:table-row table:style-name="ro1">
          <table:table-cell office:value-type="string">
            <text:p>gruntowa</text:p>
          </table:table-cell>
          <table:table-cell office:value-type="string">
            <text:p>krotki</text:p>
          </table:table-cell>
          <table:table-cell office:value-type="string">
            <text:p>wolno</text:p>
          </table:table-cell>
        </table:table-row>
        <table:table-row table:style-name="ro2">
          <table:table-cell office:value-type="string">
            <text:p>gruntowa</text:p>
          </table:table-cell>
          <table:table-cell office:value-type="string">
            <text:p>sredni</text:p>
          </table:table-cell>
          <table:table-cell office:value-type="string">
            <text:p>wolno</text:p>
          </table:table-cell>
        </table:table-row>
        <table:table-row table:style-name="ro2">
          <table:table-cell office:value-type="string">
            <text:p>gruntowa</text:p>
          </table:table-cell>
          <table:table-cell office:value-type="string">
            <text:p>dlugi</text:p>
          </table:table-cell>
          <table:table-cell office:value-type="string">
            <text:p>srednio</text:p>
          </table:table-cell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1">21.05.2015</text:date>, <text:time>15:28:29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asz Piętka</meta:initial-creator>
    <meta:creation-date>2015-05-21T15:20:23.06</meta:creation-date>
    <dc:date>2015-05-21T15:28:29.13</dc:date>
    <dc:creator>Tomasz Piętka</dc:creator>
    <meta:editing-duration>PT8M7S</meta:editing-duration>
    <meta:editing-cycles>1</meta:editing-cycles>
    <meta:document-statistic meta:table-count="3" meta:cell-count="30" meta:object-count="0"/>
    <meta:generator>OpenOffice/4.1.1$Win32 OpenOffice.org_project/411m6$Build-9775</meta:generator>
  </office:meta>
</office:document-meta>
</file>